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1" svg:font-family="'Bitstream Vera Sans'"/>
    <style:font-face style:name="Courier New1" svg:font-family="'Courier New'"/>
    <style:font-face style:name="Courier New" svg:font-family="'Courier New', Courier, Monospace"/>
    <style:font-face style:name="Courier New3" svg:font-family="'Courier New', Courier, monospace"/>
    <style:font-face style:name="GB2312" svg:font-family="GB2312"/>
    <style:font-face style:name="SimSun" svg:font-family="SimSun"/>
    <style:font-face style:name="StarSymbol" svg:font-family="StarSymbol"/>
    <style:font-face style:name="Symbol" svg:font-family="Symbol"/>
    <style:font-face style:name="Times New Roman1" svg:font-family="'Times New Roman'"/>
    <style:font-face style:name="Verdana" svg:font-family="Verdana"/>
    <style:font-face style:name="courier new" svg:font-family="'courier new', courier, monospace"/>
    <style:font-face style:name="verdana" svg:font-family="verdana, arial, helvetica"/>
    <style:font-face style:name="宋体" svg:font-family="宋体"/>
    <style:font-face style:name="新宋体" svg:font-family="新宋体"/>
    <style:font-face style:name="楷体GB2312" svg:font-family="楷体GB2312"/>
    <style:font-face style:name="楷体_GB23121" svg:font-family="楷体_GB2312"/>
    <style:font-face style:name="楷体_GB2312" svg:font-family="楷体_GB2312, sans-serif"/>
    <style:font-face style:name="黑体" svg:font-family="黑体"/>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paragraph-properties fo:margin-top="0in" fo:margin-bottom="0in"/>
    </style:style>
    <style:style style:name="P3" style:family="paragraph" style:parent-style-name="Text_20_body">
      <style:paragraph-properties fo:margin-left="0in" fo:margin-right="0in" fo:margin-top="0in" fo:margin-bottom="0in" fo:text-align="center" style:justify-single-word="false" fo:text-indent="0.2917in" style:auto-text-indent="false"/>
      <style:text-properties style:font-size-asian="12pt"/>
    </style:style>
    <style:style style:name="P4" style:family="paragraph" style:parent-style-name="Text_20_body">
      <style:paragraph-properties fo:margin-left="0in" fo:margin-right="0in" fo:margin-top="0in" fo:margin-bottom="0in" fo:text-align="center" style:justify-single-word="false" fo:text-indent="0.2917in" style:auto-text-indent="false"/>
    </style:style>
    <style:style style:name="P5" style:family="paragraph" style:parent-style-name="Text_20_body">
      <style:paragraph-properties fo:margin-left="0in" fo:margin-right="0in" fo:margin-top="0in" fo:margin-bottom="0in" fo:text-indent="0.2917in" style:auto-text-indent="false"/>
    </style:style>
    <style:style style:name="P6" style:family="paragraph" style:parent-style-name="Text_20_body">
      <style:paragraph-properties fo:margin-left="0in" fo:margin-right="0in" fo:margin-top="0in" fo:margin-bottom="0in" fo:text-indent="0.2917in" style:auto-text-indent="false"/>
      <style:text-properties style:font-name-asian="Times New Roman1" style:font-size-asian="12pt" style:language-asian="en" style:country-asian="US"/>
    </style:style>
    <style:style style:name="P7" style:family="paragraph" style:parent-style-name="Text_20_body">
      <style:paragraph-properties fo:margin-left="0in" fo:margin-right="0in" fo:margin-top="0in" fo:margin-bottom="0in" fo:text-indent="0.4374in" style:auto-text-indent="false"/>
    </style:style>
    <style:style style:name="P8" style:family="paragraph" style:parent-style-name="Text_20_body">
      <style:paragraph-properties fo:margin-left="0in" fo:margin-right="0in" fo:margin-top="0in" fo:margin-bottom="0in" fo:text-indent="0.4374in" style:auto-text-indent="false"/>
      <style:text-properties style:font-name-asian="Times New Roman1" style:font-size-asian="12pt" style:language-asian="en" style:country-asian="US"/>
    </style:style>
    <style:style style:name="P9" style:family="paragraph" style:parent-style-name="Heading_20_1">
      <style:paragraph-properties fo:break-before="page"/>
      <style:text-properties style:font-name="Times New Roman1" fo:font-size="10pt"/>
    </style:style>
    <style:style style:name="P10" style:family="paragraph" style:parent-style-name="Heading_20_1">
      <style:paragraph-properties fo:break-before="page"/>
      <style:text-properties style:font-name-asian="Times New Roman1" style:font-size-asian="10pt"/>
    </style:style>
    <style:style style:name="P11" style:family="paragraph" style:parent-style-name="Text_20_body">
      <style:text-properties fo:color="#990033" style:font-name-asian="Times New Roman1" style:font-size-asian="10pt"/>
    </style:style>
    <style:style style:name="P12" style:family="paragraph" style:parent-style-name="Text_20_body">
      <style:text-properties style:font-name-asian="Times New Roman1" style:font-size-asian="10pt"/>
    </style:style>
    <style:style style:name="P13" style:family="paragraph" style:parent-style-name="Text_20_body">
      <style:paragraph-properties fo:margin-top="0in" fo:margin-bottom="0in"/>
      <style:text-properties style:font-name="Times New Roman1" fo:font-size="10pt"/>
    </style:style>
    <style:style style:name="T1" style:family="text">
      <style:text-properties fo:color="#e10900" style:font-size-asian="14pt" style:font-weight-asian="bold"/>
    </style:style>
    <style:style style:name="T2" style:family="text">
      <style:text-properties style:font-size-asian="14pt" style:font-weight-asian="bold"/>
    </style:style>
    <style:style style:name="T3" style:family="text">
      <style:text-properties fo:font-size="14pt" fo:font-weight="bold"/>
    </style:style>
    <style:style style:name="T4" style:family="text">
      <style:text-properties style:font-name-asian="宋体"/>
    </style:style>
    <style:style style:name="T5" style:family="text">
      <style:text-properties style:font-name-asian="Times New Roman1" style:language-asian="en" style:country-asian="US"/>
    </style:style>
    <style:style style:name="T6" style:family="text">
      <style:text-properties fo:color="#660033" style:font-name-asian="Times New Roman1" style:language-asian="en" style:country-asian="US"/>
    </style:style>
    <style:style style:name="T7" style:family="text">
      <style:text-properties style:font-name="Times New Roman1"/>
    </style:style>
    <style:style style:name="T8" style:family="text">
      <style:text-properties style:font-name="Verdana"/>
    </style:style>
    <style:style style:name="T9" style:family="text">
      <style:text-properties style:font-name-asian="宋体" style:language-asian="en" style:country-asian="US"/>
    </style:style>
    <style:style style:name="T10" style:family="text">
      <style:text-properties style:font-name-asian="Times New Roman1" style:font-size-asian="10pt"/>
    </style:style>
    <style:style style:name="T11" style:family="text">
      <style:text-properties style:font-name-asian="Times New Roman1" style:font-size-asian="10pt"/>
    </style:style>
    <style:style style:name="T12" style:family="text">
      <style:text-properties style:font-name="Times New Roman1" fo:font-size="10pt"/>
    </style:style>
    <style:style style:name="T13" style:family="text">
      <style:text-properties style:font-name="Times New Roman1" fo:font-size="10pt"/>
    </style:style>
    <style:style style:name="T14" style:family="text">
      <style:text-properties style:font-name="Verdana" fo:font-size="10pt" fo:font-weight="bold"/>
    </style:style>
    <style:style style:name="T15" style:family="text">
      <style:text-properties style:font-name="Verdana" fo:font-size="10pt" fo:font-weight="bold"/>
    </style:style>
    <style:style style:name="T16" style:family="text">
      <style:text-properties style:font-name="Verdana" fo:font-size="10pt"/>
    </style:style>
    <style:style style:name="T17" style:family="text">
      <style:text-properties style:font-name="Verdana" fo:font-size="10pt" fo:font-style="italic"/>
    </style:style>
    <style:style style:name="Sect1" style:family="section">
      <style:section-properties fo:margin-left="0in" fo:margin-right="0in"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梦到内河</text:h>
      <text:section text:style-name="Sect1" text:name="main">
        <text:p text:style-name="Text_20_body"> <text:span text:style-name="T1">梦到内河</text:span><text:span text:style-name="T2"> </text:span><text:span text:style-name="T3">- </text:span><text:span text:style-name="T2">张国荣 </text:span><text:span text:style-name="T3">- Forever </text:span></text:p>
        <text:p text:style-name="Text_20_body">曲: c.y.long词:林夕编: c.y.long<text:line-break/>你叫我这么感动<text:line-break/>但是这是我<text:line-break/>你有可能戏弄<text:line-break/>怎么肯亲手展示<text:line-break/>如何被抱拥<text:line-break/>我两手还有用<text:line-break/>你赠我一巴掌吧<text:line-break/>为什么未痛<text:line-break/>我也许在发梦<text:line-break/>当初的温馨举动<text:line-break/>拿来做分手的庆功<text:line-break/>令我筋竭力穷<text:line-break/>自那日遗下我<text:line-break/>我早化做磷火<text:line-break/>湖泊上伴你这天鹅<text:line-break/>但你为何还要<text:line-break/>也许单手<text:line-break/>怕扼不死我<text:line-break/>若要死<text:line-break/>这一刻正是<text:line-break/>愉快高峰<text:line-break/>请给我更多<text:line-break/>在内河上<text:line-break/>谁还在内河上<text:line-break/>我在内河上<text:line-break/>望着沿岸高潮<text:line-break/>快救活我<text:line-break/>温暖我十秒<text:line-break/>快将我怨念传召<text:line-break/>谁还在内河上<text:line-break/>犹如做梦那样<text:line-break/>但奈何没有天桥<text:line-break/>跨不过这双臂膀<text:line-break/>会将你壮丽忘掉<text:line-break/>如果有这需要<text:line-break/>差不多不懂感动<text:line-break/>就像死掉了<text:line-break/>两脚竟能震动<text:line-break/>不应该这么激动<text:line-break/>仍然能够哭<text:line-break/>我眼睛还有用<text:line-break/>咬住我这双手吧<text:line-break/>但愿这阵痛<text:line-break/>说我不是发梦<text:line-break/>你为何这么冲动<text:line-break/>拿流浪的躯体抱拥<text:line-break/>直到筋竭力穷</text:p>
        <text:p text:style-name="P2">2004年08月16日, 星期一 09:49 (284455)</text:p>
      </text:section>
      <text:section text:style-name="Sect1" text:name="Section1">
        <text:h text:style-name="P1" text:outline-level="1" text:is-list-header="true"><text:bookmark text:name="main"/>帕格尼尼随想</text:h>
        <text:p text:style-name="P2">买一张帕格尼尼的24首随想曲本身就是一件颇周折的事。在书店的最醒目处，这组曲子是一个日本女生演绎的版本，似乎是米多莉。稍往里一点，是<text:a xlink:type="simple" xlink:href="http://joyo.com/shopmusic/bkmu503136.asp">伊利亚?卡勒的版本</text:a>。不得已，问店员是否有另外的版本。幸亏店员熟悉，帮忙找到了<text:a xlink:type="simple" xlink:href="http://joyo.com/shopmusic/bkmu503136.asp">帕尔曼的版本</text:a>。听店员口气，似乎米多莉（？）的版本卖得最好，因为是天才少女的缘故？在我印象里面，演绎这组曲子最到位的似乎是海菲茨和阿卡尔多，但已经无从再找了。<text:line-break/><text:line-break/>听一晚帕格尼尼会导致失眠。过多炫技的颤音，快速的弓法，魔鬼般的意蕴，令人无法平静。于是在做了一晚噩梦之后，早上还是选择了<text:a xlink:type="simple" xlink:href="http://joyo.com/shopmusic/bkmu212082.asp">克莱斯勒的小品</text:a>。虽说录音比较粗糙些，但听到德沃夏克的《幽默曲》总会感觉心情平静而舒畅。</text:p>
        <text:p text:style-name="P2">2005年04月11日, 星期一 10:52 (622536)</text:p>
      </text:section>
      <text:section text:style-name="Sect1" text:name="Section2">
        <text:h text:style-name="P1" text:outline-level="1" text:is-list-header="true"><text:bookmark text:name="main1"/>[转载]魔鬼的颤音</text:h>
        <text:p text:style-name="P3">《魔鬼的颤音》</text:p>
        <text:p text:style-name="P4">                               ―<text:span text:style-name="T4">记一位被遗忘的大师</text:span></text:p>
        <text:p text:style-name="P5"><text:span text:style-name="T5">在西方古典音乐蓬勃发展的那几百年里，因无佳作而淹没于人潮，如今不为世人所知的作曲家恐怕数不胜数，因一首佳作而名闻天下的作曲家倒是能说出几个来的。然而，有这么一位音乐大师，他创作了不少极优秀的作品，也为音乐的发展作出了很大的贡献，但如今他在音乐史上的成就和影响远远尚未被人完全认清</text:span><text:span text:style-name="T6">，</text:span><text:span text:style-name="T5">他便是——塔蒂尼（</text:span><text:span text:style-name="T7">Tartini</text:span><text:span text:style-name="T5">）</text:span><text:span text:style-name="T7">.</text:span></text:p>
        <text:p text:style-name="P6">说起塔蒂尼，恐怕知道的人不多，但说起魔鬼的颤音，举手、点头表示知道的人恐怕不会是少数了。或许还会有人说：“知道！帕格尼尼的嘛！阿卡多拉得很棒！”</text:p>
        <text:p text:style-name="P5"><text:span text:style-name="T5">悲哀也许就在这里，说到“魔鬼的颤音”，很多朋友想到的往往不会是塔蒂尼和他的那首名为《魔鬼的颤音》的曲子，而是另一张别称《魔鬼的颤音》的一张发烧古典</text:span><text:span text:style-name="T7">CD</text:span><text:span text:style-name="T5">。这张由德国</text:span><text:span text:style-name="T7">DG</text:span><text:span text:style-name="T5">出版的是帕格尼尼的小提琴曲选集，小提琴独奏是小提琴大师阿卡多，曲目的高难度、大师技巧的精湛在加上录音的发烧，使得这张</text:span><text:span text:style-name="T7">cd</text:span><text:span text:style-name="T5">为发烧友们推崇，自然广为人知。由于名字相同，某种程度上来讲，这张</text:span><text:span text:style-name="T7">cd</text:span><text:span text:style-name="T5">的光芒掩盖了这首曲子，使得人们不能正确的去认识这首曲子。</text:span></text:p>
        <text:p text:style-name="P5"><text:span text:style-name="T5">其实，错也不在</text:span><text:span text:style-name="T7">cd</text:span><text:span text:style-name="T5">本身，而在翻译者。在这张</text:span><text:span text:style-name="T7">CD</text:span><text:span text:style-name="T5">的封面上，标题原文是“</text:span><text:span text:style-name="T7">Diabolus in Musica”</text:span><text:span text:style-name="T5">，直译应该是“音乐中的魔鬼”，意译可以译作“魔鬼之音”，和颤音毫无关系，冠名者本意大概是用译形容曲子的高难度。而塔蒂尼的曲子名为《</text:span><text:span text:style-name="T7">Devil’s Trill</text:span><text:span text:style-name="T5">》，“</text:span><text:span text:style-name="T7">devil”</text:span><text:span text:style-name="T5">是魔鬼的意思，“</text:span><text:span text:style-name="T7">trill”</text:span><text:span text:style-name="T5">是颤音，直译就是“魔鬼的颤音”了。不知当年那位在国内介绍这张</text:span><text:span text:style-name="T7">cd</text:span><text:span text:style-name="T5">的作者是联想力太强抑或是无意之作，阴差阳错的造成了这样的“重名”。</text:span></text:p>
        <text:p text:style-name="P5"><text:span text:style-name="T5">塔蒂尼，是意大利著名的小提琴家，杰出的教育家，严肃的学者和雄劲深沉自成一格的作曲家。他儿童时代开始学小提琴，而后在帕多瓦大学学法律，后来因为婚事遭反对，于</text:span><text:span text:style-name="T7">1713</text:span><text:span text:style-name="T5">年逃离了帕多瓦，在阿西西修道院避难，同时学习声乐及作曲。在他的一生中除了创作音乐，他还写了一些音乐理论著作，创办了一所一小提琴演奏为教学宗旨的高等学校，还对小提琴的琴弓进行过改造。根据目前掌握但决非完全的资料，他创作了</text:span><text:span text:style-name="T8">14O</text:span><text:span text:style-name="T9">首小提琴协奏曲（用四重奏或弦乐五重奏伴奏）、</text:span><text:span text:style-name="T8">20</text:span><text:span text:style-name="T9">首大协奏曲、</text:span><text:span text:style-name="T8">150</text:span><text:span text:style-name="T9">首奏鸣曲、</text:span><text:span text:style-name="T8">50</text:span><text:span text:style-name="T9">首三重奏； 其中</text:span><text:span text:style-name="T8">60</text:span><text:span text:style-name="T9">首奏鸣曲得到了发表，可是还有 </text:span><text:span text:style-name="T8">200</text:span><text:span text:style-name="T9">首左右的作品手稿依然被封存在帕多瓦圣安通尼奥总教堂的乐团档案库里。《魔鬼的颤音》则是其中最有名，最值得一听的一首。</text:span></text:p>
        <text:p text:style-name="P6">关 于这首曲子的来历，还有一段颇为诡异的故事。传说塔蒂尼经常梦想学到世上最神奇的小提琴技巧，于是有一次在梦中向魔鬼出卖了灵魂，用来交换琴技，于是魔鬼 给他演奏了一段优美的曲子。梦醒之后，塔蒂尼凭记忆把这首曲子记了下来，便是我们现在所知的这首曲子，由于曲中有很多优美而又极具难度的颤音，所以叫做 《魔鬼的颤音》。还有另外一个说法是说，塔蒂尼在梦中为乐队招聘小提琴手，魔鬼来应聘，要求以灵魂为报酬，塔蒂尼要考他，他就给塔蒂尼拉了一首曲子。不管 是哪个说法也不管起真假，都给这首曲子增添了不少传奇色彩，也很有意思地解释了曲子名字的来由。</text:p>
        <text:p text:style-name="P5"><text:span text:style-name="T5">这首曲子不长，大概</text:span><text:span text:style-name="T7">17</text:span><text:span text:style-name="T5">分 钟，但因有大量的高难度的颤音而变得极具技巧性，难能可贵的是同时保持了极强的可听性，很优美。我一开始是冲着这曲子的传说来了，最后却喜欢上了曲子本 身。在介绍曲子之前，先说明一下这里的“颤音”。这里的颤音不是指揉弦时所造成的那种声音的波动。它是修饰音的一种，乐谱中的记号为音符上方加“</text:span><text:span text:style-name="T7">rt”</text:span><text:span text:style-name="T5">，表示两个响铃的音急速反复，实际演奏是指运弓的同时把一指按在琴弦上，相邻的二指在弦上富有弹性的一起一落，得出一种连续交替出现的特殊音响效果，听起来就像声音在颤抖。颤音跟揉弦一样丰富多样，有快颤、慢颤、从不颤到颤，慢颤转快颤、边揉边颤、边滑边颤、二度颤音、三度颤音等，不同的颤音能表现出不同的乐曲风格。</text:span></text:p>
        <text:p text:style-name="P5"><text:span text:style-name="T5">《魔鬼的颤音》是一首小提琴奏鸣曲，使用</text:span><text:span text:style-name="T7">g</text:span><text:span text:style-name="T5">小调，分为</text:span><text:span text:style-name="T7">3</text:span><text:span text:style-name="T5">个乐章。</text:span></text:p>
        <text:p text:style-name="P5"><text:span text:style-name="T5">第一乐章是慢板，演奏速度很慢。小提琴的旋律充满哀伤，有点幽怨，几个较强较长的音甚至有点哭诉的味道，协奏的乐队（或钢琴）旋律相近，在背后“煽风点火”，这一乐章基本没出现颤音。</text:span><text:span text:style-name="T7">()</text:span></text:p>
        <text:p text:style-name="P5"><text:span text:style-name="T5">第二乐章是快板。一开始便是几个强音，颇有气势，接着旋律便川流不息的进行下去，表现出勇往直前的毅力和锐气。同时开始了大胆的动机跳跃，独奏小提琴时而如舞者般急速地跳跃，时而强奏，时而悠扬婉转，显得千姿百态。这一乐章里，颤音不时出现。（</text:span><text:span text:style-name="T7">7</text:span><text:span text:style-name="T5">：</text:span><text:span text:style-name="T7">15</text:span><text:span text:style-name="T5">）</text:span></text:p>
        <text:p text:style-name="P5"><text:span text:style-name="T5">快板结束，进入第三乐章一开始的慢板。抒情的旋律好像是狂欢后的感叹，又稍微带点颓废。（</text:span><text:span text:style-name="T7">8</text:span><text:span text:style-name="T5">：</text:span><text:span text:style-name="T7">35</text:span><text:span text:style-name="T5">）之后便是慢板段落和快板段落多次交替进行。慢板庄严雄浑，快板生动活跃，小提琴演奏的难度较大，经常演奏双音。在三个快板段落中还各有一段颤音，先后用</text:span><text:span text:style-name="T7">D</text:span><text:span text:style-name="T5">弦、</text:span><text:span text:style-name="T7">A</text:span><text:span text:style-name="T5">弦和</text:span><text:span text:style-name="T7">E</text:span><text:span text:style-name="T5">弦 奏出。夸张的颤音和诡异的旋律，在协奏乐队阴暗旋律的衬托下，真的有点魔鬼的感觉。乐章最后是小提琴华彩段，从双音发展到三个音的和弦和四个音的和弦。在 双音部分，有时上面是颤音有时下面是颤音，充分显示出华丽的演奏技巧。在抒情上，最后的华彩段给人一种悲壮的感觉，小提琴的顿弓造出哭喊的效果，使人内心 为之震动。</text:span></text:p>
        <text:p text:style-name="P7"> <text:span text:style-name="T5">可惜的是，这么一首优美的曲子在今天却难 得在大演奏家节目单上偶尔露一露面，即使在哪张唱片上出现了，也只是作为一个炫技的曲子，作为一些名曲的陪衬。（不知是否巧合，经常和卡门幻想曲一起出 现）倒是在非古典音乐领域，偶尔出现了一些这首曲子的旋律。例如，当红的小提琴手陈美（实在不愿称她为“家”）就曾将第三乐章的快板部分改编成了一段十分</text:span><text:span text:style-name="T8">pop</text:span><text:span text:style-name="T9">的 音乐小品，并拍了一个音乐短片，可能有不少朋友看过。还有就是香港歌手陈慧娴的歌曲《我寂寞》中，开始两句的旋律就是第三乐章章快板部分一开始的两个乐 句。更有甚者，一个洗发水的电视广告用的也是第三乐章快板部分开始的旋律，而且是一男一女对拉小提琴。。。。。。。。。。。。</text:span></text:p>
        <text:p text:style-name="P8">看 到这首曲子的旋律不断的被世人乱用，而大师与他的作品始中不能在古典领域得到正确的认识和对待，心中不免有点难受。而我作为一个普通的爱乐者，无法更正人 们心中天碟的别名，也没法像杨荫浏、曹安和两位教授抢救阿炳的作品那样，向人们推广这首曲子，能做的只是写出这篇文章，希望能让更多人认识塔蒂尼和他的曲 子《魔鬼的颤音》。</text:p>
        <text:p text:style-name="P8">我相信总有一天，人们会真正认清塔蒂尼在音乐上的成就和在音乐史上的影响，对他的作品给予正确的评价，并使他的多数被尘封于意大利物馆档案库中的创作得以重新恢复艺术青春。到了那一天，早已浩瀚如海的古典音乐或许又会再添一些美妙的乐章。</text:p>
        <text:p text:style-name="P8">附：</text:p>
        <text:p text:style-name="P7"><text:span text:style-name="T5">最后说一下曲子的版本。我听过的版本有两个，一个是不知名的，钢琴协奏；还有一个是女小提琴家穆特的演奏，管弦乐队协奏，在穆特的卡门幻想曲那张碟里（</text:span><text:span text:style-name="T8">DG</text:span><text:span text:style-name="T9">）。另外的版本还有帕尔曼独奏桑达斯钢琴的版本（</text:span><text:span text:style-name="T8">EMI</text:span><text:span text:style-name="T9">），也是和卡门幻想曲放在一起，陈美的《四季》那张专辑也有这首曲子。个人比较喜欢乐队协奏的版本，穆特的演奏也比较深情。和钢琴协奏相比，乐队协奏显得感情更丰富，而钢琴协奏则显得弱化了抒情，突出了炫技，大家可根据各自喜好选择。</text:span></text:p>
        <text:p text:style-name="Text_20_body"><text:span text:style-name="T10">（在卓越购买</text:span><text:a xlink:type="simple" xlink:href="http://joyo.com/shopmusic/bkmu501216.asp"><text:span text:style-name="T11">大卫</text:span></text:a><text:a xlink:type="simple" xlink:href="http://joyo.com/shopmusic/bkmu501216.asp"><text:span text:style-name="T12">·</text:span></text:a><text:a xlink:type="simple" xlink:href="http://joyo.com/shopmusic/bkmu501216.asp"><text:span text:style-name="T11">奥伊斯特拉赫演绎版本</text:span></text:a><text:span text:style-name="T10">）</text:span></text:p>
        <text:p text:style-name="P2"><text:span text:style-name="T13">2005</text:span><text:span text:style-name="T10">年</text:span><text:span text:style-name="T13">04</text:span><text:span text:style-name="T10">月</text:span><text:span text:style-name="T13">7</text:span><text:span text:style-name="T10">日</text:span><text:span text:style-name="T13">, </text:span><text:span text:style-name="T10">星期四 </text:span><text:span text:style-name="T13">15:13 (615779)</text:span></text:p>
      </text:section>
      <text:section text:style-name="Sect1" text:name="Section3">
        <text:h text:style-name="P1" text:outline-level="1" text:is-list-header="true"><text:bookmark text:name="main2"/><text:span text:style-name="T10">无题，之于塔蒂尼与丹</text:span><text:span text:style-name="T13">·</text:span><text:span text:style-name="T10">布朗</text:span></text:h>
        <text:p text:style-name="P2"><text:span text:style-name="T10">《魔鬼的颤音》给我的第一意象是奇特的，连续的颤音仿佛是糖葫芦，一个接一个，圆滑的，串在弦上。第三乐章的快板段落曾经在陈美《四季》中听过，颇耳熟。随后的华彩段让人无法安坐，身体禁不住地战栗。据说帕格尼尼曾用一把小提琴模仿一支乐队，大概就是这样效果吧。</text:span><text:span text:style-name="T13"><text:line-break/><text:line-break/></text:span><text:span text:style-name="T10">《达 </text:span><text:span text:style-name="T13">·</text:span><text:span text:style-name="T10">芬奇的密码》是一本优秀的小资读物——请在未经《读者》诋毁的意义上理解“小资”这个词。书中的男主角这样回忆卢浮宫（大意）：看完其中的全部藏品需要 </text:span><text:span text:style-name="T13">5</text:span><text:span text:style-name="T10">天时间，因此大多数游客选择了一条被称为“小卢浮宫”的路线，只参观蒙娜丽莎、米罗的维纳斯和飞翔的胜利女神。这个略带调侃的转述恰好适用于丹</text:span><text:span text:style-name="T13">·</text:span><text:span text:style-name="T10">布朗的 这本书。</text:span></text:p>
        <text:p text:style-name="P2"><text:span text:style-name="T13">2005</text:span><text:span text:style-name="T10">年</text:span><text:span text:style-name="T13">04</text:span><text:span text:style-name="T10">月</text:span><text:span text:style-name="T13">7</text:span><text:span text:style-name="T10">日</text:span><text:span text:style-name="T13">, </text:span><text:span text:style-name="T10">星期四 </text:span><text:span text:style-name="T13">15:25 (615800)</text:span></text:p>
      </text:section>
      <text:section text:style-name="Sect1" text:name="Section4">
        <text:h text:style-name="P9" text:outline-level="1" text:is-list-header="true"><text:bookmark text:name="main3"/>Remember the Name</text:h>
        <text:p text:style-name="P2"><text:span text:style-name="T14">Fort Minor Lyrics: </text:span><text:a xlink:type="simple" xlink:href="http://www.cs99.cn/upload/file/music/fort-minor_remember_the_name.mp3"><text:span text:style-name="T15">Remember the Name</text:span></text:a><text:span text:style-name="T16"><text:line-break/><text:line-break/>You ready?! Lets go!<text:line-break/>Yeah, for those of you that want to know what we're all about<text:line-break/>It's like this y'all (c'mon!)<text:line-break/><text:line-break/></text:span><text:span text:style-name="T17">[Chorus]</text:span><text:span text:style-name="T16"><text:line-break/>This is ten percent luck, twenty percent skill<text:line-break/>Fifteen percent concentrated power of will<text:line-break/>Five percent pleasure, fifty percent pain<text:line-break/>And a hundred percent reason to remember the name!<text:line-break/><text:line-break/>Mike! - He doesn't need his name up in lights<text:line-break/>He just wants to be heard whether it's the beat or the mic<text:line-break/>He feels so unlike everybody else, alone<text:line-break/>In spite of the fact that some people still think that they know him<text:line-break/>But fuck em, he knows the code<text:line-break/>It's not about the salary<text:line-break/>It's all about reality and making some noise<text:line-break/>Makin the story - makin sure his clique stays up<text:line-break/>That means when he puts it down Tak's pickin it up! let's go!<text:line-break/><text:line-break/>Who the hell is he anyway?<text:line-break/>He never really talks much<text:line-break/>Never concerned with status but still leavin them star struck<text:line-break/>Humbled through opportunities given to him despite the fact<text:line-break/>That many misjudge him because he makes a livin from writin raps<text:line-break/>Put it together himself, now the picture connects<text:line-break/>Never askin for someone's help, to get some respect<text:line-break/>He's only focused on what he wrote, his will is beyond reach<text:line-break/>And now when it all unfolds, the skill of an artist<text:line-break/><text:line-break/>It's just twenty percent skill<text:line-break/>Eighty percent fear<text:line-break/>Be one hundred percent clear cause Ryu is ill<text:line-break/>Who would've thought that he'd be the one to set the west in flames<text:line-break/>And I heard him wreckin with The Crystal Method, "Name Of The Game"<text:line-break/>Came back dropped Megadef, took em to church<text:line-break/>I like bleach man, why you have the stupidest verse?<text:line-break/>This dude is the truth, now everybody be givin him guest spots<text:line-break/>His stock's through the roof I heard he fuckin with S. Dot!<text:line-break/><text:line-break/></text:span><text:span text:style-name="T17">[Chorus]</text:span><text:span text:style-name="T16"><text:line-break/><text:line-break/>They call him Ryu The Sick<text:line-break/>And he's spittin fire with Mike<text:line-break/>Got him out the dryer he's hot<text:line-break/>Found him in Fort Minor with Tak<text:line-break/>Been a fuckin annihilist porcupine<text:line-break/>He's a prick, he's a cock<text:line-break/>The type woman want to be with, and rappers hope he get shot<text:line-break/>Eight years in the makin, patiently waitin to blow<text:line-break/>Now the record with Shinoda's takin over the globe<text:line-break/>He's got a partner in crime, his shit is equally dope<text:line-break/>You wont believe the kind of shit that comes out of this kid's throat<text:line-break/><text:line-break/>Tak! - He's not your everyday on the block<text:line-break/>He knows how to work with what he's got<text:line-break/>Makin his way to the top<text:line-break/>People think its a common owners name<text:line-break/>People keep askin him was it given at birth<text:line-break/>Or does it stand for an acronym?<text:line-break/>No he's livin proof, Got him rockin the booth<text:line-break/>He'll get you buzzin quicker than a shot of vodka with juice<text:line-break/>Him and his crew are known around as one of the best<text:line-break/>Dedicated to what they doin give a hundred percent<text:line-break/><text:line-break/>Forget Mike - Nobody really knows how or why he works so hard<text:line-break/>It seems like he's never got time<text:line-break/>Because he writes every note and he writes every line<text:line-break/>And I've seen him at work when that light goes on in his mind<text:line-break/>It's like a design is written in his head every time<text:line-break/>Before he even touches a key or speaks in a rhyme<text:line-break/>And those motherfuckers he runs with, those kids that he signed?<text:line-break/>Ridiculous, without even trying, how do they do it?!<text:line-break/><text:line-break/></text:span><text:span text:style-name="T17">[Chorus - repeat 2x]</text:span><text:span text:style-name="T16"><text:line-break/><text:line-break/></text:span><text:span text:style-name="T17">[Outro - Mike Shinoda]</text:span><text:span text:style-name="T16"><text:line-break/>Yeah! Fort Minor<text:line-break/>M. Shinoda - Styles of Beyond<text:line-break/>Ryu! Takbir! Machine Shop!</text:span></text:p>
        <text:p text:style-name="P2"><text:span text:style-name="T13">2005</text:span><text:span text:style-name="T10">年</text:span><text:span text:style-name="T13">11</text:span><text:span text:style-name="T10">月</text:span><text:span text:style-name="T13">21</text:span><text:span text:style-name="T10">日</text:span><text:span text:style-name="T13">, </text:span><text:span text:style-name="T10">星期一 </text:span><text:span text:style-name="T13">14:09 (1067701)</text:span></text:p>
      </text:section>
      <text:section text:style-name="Sect1" text:name="Section5">
        <text:h text:style-name="P1" text:outline-level="1" text:is-list-header="true"><text:bookmark text:name="main4"/><text:span text:style-name="T10">归来</text:span><text:span text:style-name="T13">?</text:span><text:span text:style-name="T10">魔鬼的颤音</text:span><text:span text:style-name="T13">?</text:span><text:span text:style-name="T10">杂感</text:span></text:h>
        <text:p text:style-name="P2"><text:a xlink:type="simple" xlink:href="http://blog.sina.com.cn/u/1182641182"><text:span text:style-name="T11">魔鬼的颤音</text:span></text:a><text:span text:style-name="T10">又 回来了……虽然我不欣赏刘教授的</text:span><text:span text:style-name="T13">blog</text:span><text:span text:style-name="T10">风格，缺乏娱乐性，感情投入太真切。不过，回来总是好的。</text:span><text:span text:style-name="T13">blog</text:span><text:span text:style-name="T10">是这样一种东西，它逼迫你面对自己，甚至是改变 自己，完善自己。并非所有人、在所有时候都愿意面对自己。这是很多人不写</text:span><text:span text:style-name="T13">blog</text:span><text:span text:style-name="T10">的重要原因，同时也是很多</text:span><text:span text:style-name="T13">blog</text:span><text:span text:style-name="T10">不好看的重要原因。所以，尽管情感投入 过于真切导致娱乐性的欠缺而丧失</text:span><text:span text:style-name="T13">blog</text:span><text:span text:style-name="T10">的重要元素之一，至少是言之有物，与某些坚持走小资产阶级生活情趣路线的同志是不可同日而语滴……</text:span><text:span text:style-name="T13"><text:line-break/><text:line-break/></text:span><text:span text:style-name="T10">这世界上最幸福的事情之一，是缩在被窝里看有悬念的长篇科幻；这世界上最痛苦的事情之一，是被旁人拆穿了这个长篇的悬念。所以给刚买了最近一期《科幻世界</text:span><text:span text:style-name="T13">?</text:span><text:span text:style-name="T10">译文版》的读者一个忠告：不要看任何关于《光明王》的介绍和评论</text:span><text:span text:style-name="T13">??</text:span><text:span text:style-name="T10">包括那本杂志上的。当然，本文除外。</text:span></text:p>
        <text:p text:style-name="P2"><text:span text:style-name="T13">2005</text:span><text:span text:style-name="T10">年</text:span><text:span text:style-name="T13">12</text:span><text:span text:style-name="T10">月</text:span><text:span text:style-name="T13">29</text:span><text:span text:style-name="T10">日</text:span><text:span text:style-name="T13">, </text:span><text:span text:style-name="T10">星期四 </text:span><text:span text:style-name="T13">21:40 (1102953)</text:span></text:p>
      </text:section>
      <text:section text:style-name="Sect1" text:name="Section6">
        <text:h text:style-name="P10" text:outline-level="1" text:is-list-header="true"><text:bookmark text:name="main5"/>无奈与悲哀，以及逃避现实</text:h>
        <text:p text:style-name="Text_20_body"><text:span text:style-name="T10">刘教授：</text:span><text:a xlink:type="simple" xlink:href="http://blog.sina.com.cn/u/467dac1e010000pp"><text:span text:style-name="T11">艺术家的无奈与悲哀</text:span></text:a></text:p>
        <text:p text:style-name="P11">我的国家，没有一个纯净的艺术氛围，给不了他更广阔的舞台。我的国家的人民们，大多不了解艺术，而只有那些所谓的社会名流们为了印证自己的高雅来附庸风雅的追随或者吹捧着我心目中真正的大师。</text:p>
        <text:p text:style-name="Text_20_body"><text:span text:style-name="T10">但 事实</text:span><text:span text:style-name="T13">??</text:span><text:span text:style-name="T10">毫不夸张的事实</text:span><text:span text:style-name="T13">??</text:span><text:span text:style-name="T10">是，每个国家，每个时代，所谓的“艺术氛围”，并没有比我们身边的来得更“纯净”一些</text:span><text:span text:style-name="T13">??</text:span><text:span text:style-name="T10">如果不是更糟的话。韩德尔的传记，李 斯特的传记，你可以清楚地读出，那个在事后被誉为“艺术黄金时代”的时间和地点，艺术家们同样是为了各种庸俗的理由而奔波着，听众们同样是为了附庸风雅而 倾听着。没有这些附庸风雅的社会名流，难道巴赫有机会写出如此超凡脱俗的赋格？贝多芬很狂傲，他的狂傲建立在他有足够多的追随者和吹捧者基础上。</text:span></text:p>
        <text:p text:style-name="P12">世 界从来都是如此。绝大多数的人不了解艺术，这一事实并不仅限于“我的国家的人民们”。有一个附庸风雅的心情，就已经是对艺术绝大的尊重。这是真实的情况， 古今中外，历来如此。真正有趣的是，连我都读过的那几本传记，刘教授没理由不知道。当然我理解，逃避现实往往是一种很简便的策略。</text:p>
        <text:p text:style-name="Text_20_body"><text:span text:style-name="T10">据麦克卢汉说，巴厘岛的原始人不知道什么是艺术，因为他们的整个生活</text:span><text:span text:style-name="T13">??</text:span><text:span text:style-name="T10">工作、休息、娱乐、艺术</text:span><text:span text:style-name="T13">??</text:span><text:span text:style-name="T10">融为一体。被资本主义社会异化的劳动者为了工作而工作，他们的生活被割裂。另一方面，诸如刘教授的钻进蜗牛壳的关于艺术氛围的叹息，与此正好相映生辉。</text:span></text:p>
        <text:p text:style-name="P2"><text:span text:style-name="T13">2005</text:span><text:span text:style-name="T10">年</text:span><text:span text:style-name="T13">12</text:span><text:span text:style-name="T10">月</text:span><text:span text:style-name="T13">2</text:span><text:span text:style-name="T10">日</text:span><text:span text:style-name="T13">, </text:span><text:span text:style-name="T10">星期五 </text:span><text:span text:style-name="T13">13:03 (1079459)</text:span></text:p>
      </text:section>
      <text:section text:style-name="Sect1" text:name="Section7">
        <text:h text:style-name="P10" text:outline-level="1" text:is-list-header="true"><text:bookmark text:name="main6"/>三年又三年</text:h>
        <text:p text:style-name="P2"><text:span text:style-name="T10">人生充满着奇妙的际遇。有喜，有悲，有希望，也有肝肠寸断。被未可知的宿命指引着，从未忘记自己的梦想。于是随着风不断前行，一次又一次地让自己惊讶，一次又一次地走到连梦中都未曾料想的地方。看着镜中的自己，竟然觉得陌生。惟有眉眼中透着的好奇与惶惑，依稀仍是当时。</text:span><text:span text:style-name="T13"><text:line-break/><text:line-break/></text:span><text:a xlink:type="simple" xlink:href="http://www.ymcn.gx.cn/xcb/lls/imge/1.mp3"><text:span text:style-name="T11">三年又三年</text:span></text:a><text:span text:style-name="T10">。</text:span></text:p>
        <text:p text:style-name="P2"><text:span text:style-name="T13">2006</text:span><text:span text:style-name="T10">年</text:span><text:span text:style-name="T13">03</text:span><text:span text:style-name="T10">月</text:span><text:span text:style-name="T13">12</text:span><text:span text:style-name="T10">日</text:span><text:span text:style-name="T13">, </text:span><text:span text:style-name="T10">星期日 </text:span><text:span text:style-name="T13">00:40 (1149661)</text:span></text:p>
      </text:section>
      <text:section text:style-name="Sect1" text:name="Section8">
        <text:h text:style-name="P10" text:outline-level="1" text:is-list-header="true"><text:bookmark text:name="main7"/>单人房双人床</text:h>
        <text:p text:style-name="P2"><text:span text:style-name="T10">心情很郁 突然而来的 耳边有莫文蔚的嗓音</text:span><text:span text:style-name="T13"><text:line-break/></text:span><text:span text:style-name="T10">沙沙的 一遍一遍</text:span><text:span text:style-name="T13"><text:line-break/></text:span><text:span text:style-name="T10">倔强是一道墙 内心不开放</text:span><text:span text:style-name="T13"><text:line-break/><text:line-break/></text:span><text:span text:style-name="T10">看无聊的小说 记起当时 打</text:span><text:span text:style-name="T13">CS</text:span><text:span text:style-name="T10">的日子</text:span><text:span text:style-name="T13"><text:line-break/></text:span><text:span text:style-name="T10">风吹过 樱花瓣飘落</text:span><text:span text:style-name="T13"><text:line-break/></text:span><text:span text:style-name="T10">烟凝 嗯 很好的名字 白色微蓝 飘去无影</text:span><text:span text:style-name="T13"><text:line-break/></text:span><text:span text:style-name="T10">收起来的忧伤 把它怎么放</text:span><text:span text:style-name="T13"><text:line-break/><text:line-break/></text:span><text:span text:style-name="T10">什么都不想做 就连 自己 也不想做</text:span><text:span text:style-name="T13"><text:line-break/></text:span><text:span text:style-name="T10">时间 如同不存在</text:span><text:span text:style-name="T13"><text:line-break/></text:span><text:span text:style-name="T10">点开</text:span><text:span text:style-name="T13">MSN </text:span><text:span text:style-name="T10">很多人在线 没有人在线</text:span><text:span text:style-name="T13"><text:line-break/></text:span><text:span text:style-name="T10">最终 只能忠于直觉</text:span><text:span text:style-name="T13"><text:line-break/></text:span><text:span text:style-name="T10">不再愿意妥协 皱着眉的 不同滋味</text:span><text:span text:style-name="T13"><text:line-break/><text:line-break/></text:span><text:a xlink:type="simple" xlink:href="http://218.108.238.244/yule/images/chinasong/danrenfangshuangrenchuan.MP3"><text:span text:style-name="T11">单人房双人床</text:span></text:a></text:p>
        <text:p text:style-name="P2"><text:span text:style-name="T13">2006</text:span><text:span text:style-name="T10">年</text:span><text:span text:style-name="T13">03</text:span><text:span text:style-name="T10">月</text:span><text:span text:style-name="T13">21</text:span><text:span text:style-name="T10">日</text:span><text:span text:style-name="T13">, </text:span><text:span text:style-name="T10">星期二 </text:span><text:span text:style-name="T13">02:14 (1155285)</text:span></text:p>
      </text:section>
      <text:section text:style-name="Sect1" text:name="Section9">
        <text:h text:style-name="P9" text:outline-level="1" text:is-list-header="true"><text:bookmark text:name="main8"/>Mad World</text:h>
        <text:p text:style-name="P13">All around me are familiar faces<text:line-break/>Worn out places, worn out faces<text:line-break/>Bright and early for their daily races<text:line-break/>Going nowhere, going nowhere<text:line-break/><text:line-break/>And their tears are filling up their glasses<text:line-break/>No expression, no expression<text:line-break/>Hide my head I want to drown my sorrow<text:line-break/>No tomorrow, no tomorrow<text:line-break/><text:line-break/>And I find it kind of funny<text:line-break/>I find it kind of sad<text:line-break/>The dreams in which I'm dying<text:line-break/>Are the best I've ever had<text:line-break/><text:line-break/>I find it hard to tell you<text:line-break/>I find it hard to take<text:line-break/>When people run in circles<text:line-break/>It's a very, very<text:line-break/><text:line-break/>Mad World Mad World<text:line-break/><text:line-break/>Children waiting for the day they feel good<text:line-break/>Happy Birthday, Happy Birthday<text:line-break/>Made to feel the way that every child should<text:line-break/>Sit and listen, sit and listen<text:line-break/><text:line-break/>Went to school and I was very nervous<text:line-break/>No one knew me, no one knew me<text:line-break/>Hello teacher tell me what's my lesson<text:line-break/>Look right through me, look right through me<text:line-break/><text:line-break/>And I find it kind of funny<text:line-break/>I find it kind of sad<text:line-break/>The dreams in which I'm dying<text:line-break/>Are the best I've ever had<text:line-break/><text:line-break/>I find it hard to tell you<text:line-break/>I find it hard to take<text:line-break/>When people run in circles<text:line-break/>It's a very, very<text:line-break/><text:line-break/>Mad World Mad World<text:line-break/><text:line-break/>Enlarged in your world<text:line-break/>Mad World<text:line-break/><text:line-break/>(there's an image) </text:p>
        <text:p text:style-name="P2"><text:span text:style-name="T13">2006</text:span><text:span text:style-name="T10">年</text:span><text:span text:style-name="T13">12</text:span><text:span text:style-name="T10">月</text:span><text:span text:style-name="T13">5</text:span><text:span text:style-name="T10">日</text:span><text:span text:style-name="T13">, </text:span><text:span text:style-name="T10">星期二 </text:span><text:span text:style-name="T13">09:42 (1248060)</text:span></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1" svg:font-family="'Bitstream Vera Sans'"/>
    <style:font-face style:name="Courier New1" svg:font-family="'Courier New'"/>
    <style:font-face style:name="Courier New" svg:font-family="'Courier New', Courier, Monospace"/>
    <style:font-face style:name="Courier New3" svg:font-family="'Courier New', Courier, monospace"/>
    <style:font-face style:name="GB2312" svg:font-family="GB2312"/>
    <style:font-face style:name="SimSun" svg:font-family="SimSun"/>
    <style:font-face style:name="StarSymbol" svg:font-family="StarSymbol"/>
    <style:font-face style:name="Symbol" svg:font-family="Symbol"/>
    <style:font-face style:name="Times New Roman1" svg:font-family="'Times New Roman'"/>
    <style:font-face style:name="Verdana" svg:font-family="Verdana"/>
    <style:font-face style:name="courier new" svg:font-family="'courier new', courier, monospace"/>
    <style:font-face style:name="verdana" svg:font-family="verdana, arial, helvetica"/>
    <style:font-face style:name="宋体" svg:font-family="宋体"/>
    <style:font-face style:name="新宋体" svg:font-family="新宋体"/>
    <style:font-face style:name="楷体GB2312" svg:font-family="楷体GB2312"/>
    <style:font-face style:name="楷体_GB23121" svg:font-family="楷体_GB2312"/>
    <style:font-face style:name="楷体_GB2312" svg:font-family="楷体_GB2312, sans-serif"/>
    <style:font-face style:name="黑体" svg:font-family="黑体"/>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Bitstream Vera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Bitstream Vera Sans"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Bitstream Vera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Bitstream Vera Sans" style:font-size-complex="12pt" style:font-weight-complex="bold"/>
    </style:style>
    <style:style style:name="List" style:family="paragraph" style:parent-style-name="Text_20_body" style:class="list">
      <style:text-properties style:font-name-complex="Bitstream Ver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name-complex="Bitstream Vera Sans1"/>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eff Xiong</meta:initial-creator>
    <meta:creation-date>2007-02-23T13:33:25</meta:creation-date>
    <dc:creator>Jeff Xiong</dc:creator>
    <dc:date>2007-02-23T13:44:00</dc:date>
    <dc:language>en-US</dc:language>
    <meta:editing-cycles>2</meta:editing-cycles>
    <meta:editing-duration>PT16S</meta:editing-duration>
    <meta:user-defined meta:name="Info 1"/>
    <meta:user-defined meta:name="Info 2"/>
    <meta:user-defined meta:name="Info 3"/>
    <meta:user-defined meta:name="Info 4"/>
    <meta:document-statistic meta:table-count="0" meta:image-count="0" meta:object-count="0" meta:page-count="13" meta:paragraph-count="53" meta:word-count="1516" meta:character-count="9725"/>
  </office:meta>
</office:document-meta>
</file>